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padding="0.049cm" fo:border="0.06pt solid #1f2937"/>
    </style:style>
    <style:style style:name="P2" style:family="paragraph" style:parent-style-name="Heading_20_3">
      <style:paragraph-properties fo:padding="0.049cm" fo:border="0.06pt solid #1f2937"/>
    </style:style>
    <style:style style:name="P3" style:family="paragraph" style:parent-style-name="Preformatted_20_Text">
      <style:paragraph-properties fo:margin-top="0cm" fo:margin-bottom="0.499cm" style:contextual-spacing="false" fo:padding="0.049cm" fo:border="0.06pt solid #1f2937"/>
    </style:style>
    <style:style style:name="P4" style:family="paragraph" style:parent-style-name="Preformatted_20_Text">
      <style:paragraph-properties fo:padding="0.049cm" fo:border="0.06pt solid #1f2937"/>
    </style:style>
    <style:style style:name="P5" style:family="paragraph" style:parent-style-name="Text_20_body">
      <style:paragraph-properties fo:padding="0.049cm" fo:border="0.06pt solid #1f2937"/>
      <style:text-properties loext:padding="0.049cm" loext:border="0.06pt solid #1f2937"/>
    </style:style>
    <style:style style:name="P6" style:family="paragraph" style:parent-style-name="Text_20_body" style:list-style-name="L1">
      <style:paragraph-properties fo:margin-top="0cm" fo:margin-bottom="0cm" style:contextual-spacing="false" fo:padding="0.049cm" fo:border="0.06pt solid #1f2937"/>
    </style:style>
    <style:style style:name="P7" style:family="paragraph" style:parent-style-name="Text_20_body" style:list-style-name="L1">
      <style:paragraph-properties fo:padding="0.049cm" fo:border="0.06pt solid #1f2937"/>
    </style:style>
    <style:style style:name="P8" style:family="paragraph" style:parent-style-name="Text_20_body">
      <style:paragraph-properties fo:padding="0.049cm" fo:border="0.06pt solid #1f2937"/>
    </style:style>
    <style:style style:name="P9" style:family="paragraph" style:parent-style-name="Text_20_body" style:list-style-name="L2">
      <style:paragraph-properties fo:margin-top="0cm" fo:margin-bottom="0cm" style:contextual-spacing="false" fo:padding="0.049cm" fo:border="0.06pt solid #1f2937"/>
    </style:style>
    <style:style style:name="P10" style:family="paragraph" style:parent-style-name="Text_20_body" style:list-style-name="L2">
      <style:paragraph-properties fo:padding="0.049cm" fo:border="0.06pt solid #1f2937"/>
    </style:style>
    <style:style style:name="P11" style:family="paragraph" style:parent-style-name="Text_20_body" style:list-style-name="L3">
      <style:paragraph-properties fo:margin-top="0cm" fo:margin-bottom="0cm" style:contextual-spacing="false" fo:padding="0.049cm" fo:border="0.06pt solid #1f2937"/>
    </style:style>
    <style:style style:name="P12" style:family="paragraph" style:parent-style-name="Text_20_body" style:list-style-name="L3">
      <style:paragraph-properties fo:padding="0.049cm" fo:border="0.06pt solid #1f2937"/>
    </style:style>
    <style:style style:name="P13" style:family="paragraph" style:parent-style-name="Text_20_body" style:list-style-name="L4">
      <style:paragraph-properties fo:padding="0.049cm" fo:border="0.06pt solid #1f2937"/>
    </style:style>
    <style:style style:name="P14" style:family="paragraph" style:parent-style-name="Text_20_body" style:list-style-name="L5">
      <style:paragraph-properties fo:margin-top="0cm" fo:margin-bottom="0cm" style:contextual-spacing="false" fo:padding="0.049cm" fo:border="0.06pt solid #1f2937"/>
    </style:style>
    <style:style style:name="P15" style:family="paragraph" style:parent-style-name="Text_20_body" style:list-style-name="L5">
      <style:paragraph-properties fo:padding="0.049cm" fo:border="0.06pt solid #1f2937"/>
    </style:style>
    <style:style style:name="P16" style:family="paragraph" style:parent-style-name="Text_20_body" style:list-style-name="L6">
      <style:paragraph-properties fo:padding="0.049cm" fo:border="0.06pt solid #1f2937"/>
    </style:style>
    <style:style style:name="T1" style:family="text">
      <style:text-properties loext:padding="0.049cm" loext:border="0.06pt solid #1f2937"/>
    </style:style>
    <style:style style:name="T2" style:family="text">
      <style:text-properties officeooo:rsid="000b7afa" loext:padding="0.049cm" loext:border="0.06pt solid #1f2937"/>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laborar prompts eficazes é uma habilidade essencial ao trabalhar com modelos de IA. Mesmo usuários experientes podem inadvertidamente introduzir contradições, ambiguidades ou inconsistências que levam a resultados abaixo do ideal. O sistema demonstrado aqui ajuda a identificar e corrigir problemas comuns, resultando em prompts mais confiáveis ​​e eficazes.</text:p>
      <text:p text:style-name="P5">O processo de otimização utiliza uma abordagem multiagente com agentes de IA especializados colaborando para analisar e reescrever prompts. O sistema identifica e aborda automaticamente vários tipos de problemas comuns:</text:p>
      <text:list xml:id="list258997638" text:style-name="L1">
        <text:list-item>
          <text:p text:style-name="P6"><text:span text:style-name="Strong_20_Emphasis"><text:span text:style-name="T1">Contradições</text:span></text:span><text:span text:style-name="T1"> nas instruções rápidas</text:span></text:p>
        </text:list-item>
        <text:list-item>
          <text:p text:style-name="P6"><text:span text:style-name="Strong_20_Emphasis"><text:span text:style-name="T1">Especificações de formato</text:span></text:span><text:span text:style-name="T1"> ausentes ou pouco claras</text:span></text:p>
        </text:list-item>
        <text:list-item>
          <text:p text:style-name="P7"><text:span text:style-name="Strong_20_Emphasis"><text:span text:style-name="T1">Inconsistências</text:span></text:span><text:span text:style-name="T1"> entre os exemplos rápidos e de poucos disparos</text:span></text:p>
        </text:list-item>
      </text:list>
      <text:p text:style-name="Horizontal_20_Line"/>
      <text:p text:style-name="P8"><text:span text:style-name="Strong_20_Emphasis"><text:span text:style-name="T1">Objetivo</text:span></text:span><text:span text:style-name="T1"> : Este livro de receitas demonstra as melhores práticas para usar o SDK do Agents em conjunto com o Evals para criar uma versão inicial do sistema de otimização de prompts da OpenAI. Você pode otimizar seu prompt usando este código ou usar o otimizador </text:span><text:a xlink:type="simple" xlink:href="https://platform.openai.com/playground/prompts" text:style-name="Internet_20_link" text:visited-style-name="Visited_20_Internet_20_Link"><text:span text:style-name="T1">em nosso playground!</text:span></text:a></text:p>
      <text:p text:style-name="P8"><text:span text:style-name="Strong_20_Emphasis"><text:span text:style-name="T2">E</text:span></text:span><text:span text:style-name="Strong_20_Emphasis"><text:span text:style-name="T1">strutura do livro de receitas</text:span></text:span><text:line-break/><text:span text:style-name="T1">Este caderno segue esta estrutura:</text:span></text:p>
      <text:list xml:id="list2567342592" text:style-name="L2">
        <text:list-item>
          <text:p text:style-name="P9"><text:a xlink:type="simple" xlink:href="https://cookbook.openai.com/examples/optimize_prompts#1-system-overview" text:style-name="Internet_20_link" text:visited-style-name="Visited_20_Internet_20_Link"><text:span text:style-name="T1">Etapa 1. Visão geral do sistema</text:span></text:a><text:span text:style-name="T1"> - Aprenda como funciona o sistema de otimização de prompts</text:span></text:p>
        </text:list-item>
        <text:list-item>
          <text:p text:style-name="P9"><text:a xlink:type="simple" xlink:href="https://cookbook.openai.com/examples/optimize_prompts#2-data-models" text:style-name="Internet_20_link" text:visited-style-name="Visited_20_Internet_20_Link"><text:span text:style-name="T1">Etapa 2. Modelos de dados</text:span></text:a><text:span text:style-name="T1"> - Entenda as estruturas de dados usadas pelo sistema</text:span></text:p>
        </text:list-item>
        <text:list-item>
          <text:p text:style-name="P9"><text:a xlink:type="simple" xlink:href="https://cookbook.openai.com/examples/optimize_prompts#3-defining-the-agents" text:style-name="Internet_20_link" text:visited-style-name="Visited_20_Internet_20_Link"><text:span text:style-name="T1">Etapa 3. Definindo os agentes</text:span></text:a><text:span text:style-name="T1"> - Observe os agentes que analisam e melhoram os prompts</text:span></text:p>
        </text:list-item>
        <text:list-item>
          <text:p text:style-name="P9"><text:a xlink:type="simple" xlink:href="https://cookbook.openai.com/examples/optimize_prompts#4-using-evaluations-to-arrive-at-these-agents" text:style-name="Internet_20_link" text:visited-style-name="Visited_20_Internet_20_Link"><text:span text:style-name="T1">Etapa 4. Avaliações</text:span></text:a><text:span text:style-name="T1"> - Use as avaliações para verificar nossa escolha de modelo de agente e instruções</text:span></text:p>
        </text:list-item>
        <text:list-item>
          <text:p text:style-name="P9"><text:a xlink:type="simple" xlink:href="https://cookbook.openai.com/examples/optimize_prompts#4-run-optimization-workflow" text:style-name="Internet_20_link" text:visited-style-name="Visited_20_Internet_20_Link"><text:span text:style-name="T1">Etapa 5. Execute o fluxo de trabalho de otimização</text:span></text:a><text:span text:style-name="T1"> - veja como o fluxo de trabalho entrega os prompts</text:span></text:p>
        </text:list-item>
        <text:list-item>
          <text:p text:style-name="P10"><text:a xlink:type="simple" xlink:href="https://cookbook.openai.com/examples/optimize_prompts#5-examples" text:style-name="Internet_20_link" text:visited-style-name="Visited_20_Internet_20_Link"><text:span text:style-name="T1">Etapa 6. Exemplos</text:span></text:a><text:span text:style-name="T1"> - Explore exemplos reais de otimização de prompts</text:span></text:p>
        </text:list-item>
      </text:list>
      <text:p text:style-name="P8"><text:span text:style-name="Strong_20_Emphasis"><text:span text:style-name="T1">Pré-requisitos</text:span></text:span></text:p>
      <text:list xml:id="list3128229871" text:style-name="L3">
        <text:list-item>
          <text:p text:style-name="P11"><text:span text:style-name="T1">O </text:span><text:span text:style-name="Source_20_Text"><text:span text:style-name="T1">openai</text:span></text:span><text:span text:style-name="T1">pacote Python</text:span></text:p>
        </text:list-item>
        <text:list-item>
          <text:p text:style-name="P11"><text:span text:style-name="T1">O </text:span><text:span text:style-name="Source_20_Text"><text:span text:style-name="T1">openai-agents</text:span></text:span><text:span text:style-name="T1">pacote</text:span></text:p>
        </text:list-item>
        <text:list-item>
          <text:p text:style-name="P12"><text:span text:style-name="T1">Uma chave de API OpenAI definida como </text:span><text:span text:style-name="Source_20_Text"><text:span text:style-name="T1">OPENAI_API_KEY</text:span></text:span><text:span text:style-name="T1">em suas variáveis ​​de ambiente</text:span></text:p>
        </text:list-item>
      </text:list>
      <text:h text:style-name="P1" text:outline-level="2"><text:bookmark text:name="1-system-overview"/><text:soft-page-break/><text:a xlink:type="simple" xlink:href="https://cookbook.openai.com/examples/optimize_prompts#1-system-overview" text:style-name="Internet_20_link" text:visited-style-name="Visited_20_Internet_20_Link"><text:span text:style-name="T1">1. Visão geral do sistema</text:span></text:a></text:h>
      <text:p text:style-name="P5">O sistema de otimização de prompts utiliza uma abordagem colaborativa multiagente para analisar e aprimorar prompts. Cada agente é especializado em detectar ou reescrever um tipo específico de problema:</text:p>
      <text:list xml:id="list4166820273" text:style-name="L4">
        <text:list-item>
          <text:p text:style-name="P13"><text:span text:style-name="Strong_20_Emphasis"><text:span text:style-name="T1">Dev-Contradiction-Checker</text:span></text:span><text:span text:style-name="T1"> : verifica o prompt em busca de contradições lógicas ou instruções impossíveis, como "usar somente números positivos" e "incluir exemplos negativos" no mesmo prompt.</text:span></text:p>
        </text:list-item>
        <text:list-item>
          <text:p text:style-name="P13"><text:span text:style-name="Strong_20_Emphasis"><text:span text:style-name="T1">Verificador de Formato</text:span></text:span><text:span text:style-name="T1"> : Identifica quando um prompt espera uma saída estruturada (como JSON, CSV ou Markdown), mas não especifica claramente os requisitos de formato exatos. Este agente garante que todos os campos, tipos de dados e regras de formatação necessários sejam definidos explicitamente.</text:span></text:p>
        </text:list-item>
        <text:list-item>
          <text:p text:style-name="P13"><text:span text:style-name="Strong_20_Emphasis"><text:span text:style-name="T1">Verificador de Consistência de Poucas Respostas</text:span></text:span><text:span text:style-name="T1"> : Examina conversas de exemplo para garantir que as respostas do assistente realmente sigam as regras especificadas no prompt. Isso detecta discrepâncias entre o que o prompt exige e o que os exemplos demonstram.</text:span></text:p>
        </text:list-item>
        <text:list-item>
          <text:p text:style-name="P13"><text:span text:style-name="Strong_20_Emphasis"><text:span text:style-name="T1">Dev-Rewriter</text:span></text:span><text:span text:style-name="T1"> : depois que os problemas são identificados, este agente reescreve o prompt para resolver contradições e esclarecer especificações de formato, preservando a intenção original.</text:span></text:p>
        </text:list-item>
        <text:list-item>
          <text:p text:style-name="P13"><text:span text:style-name="Strong_20_Emphasis"><text:span text:style-name="T1">Few-Shot-Rewriter</text:span></text:span><text:span text:style-name="T1"> : atualiza respostas de exemplo inconsistentes para alinhá-las com as regras do prompt, garantindo que todos os exemplos estejam em conformidade com o novo prompt do desenvolvedor.</text:span></text:p>
        </text:list-item>
      </text:list>
      <text:p text:style-name="P5">Ao trabalharem juntos, esses agentes podem identificar e corrigir problemas sistematicamente em prompts.</text:p>
      <text:p text:style-name="P4"><text:span text:style-name="Source_20_Text"><text:span text:style-name="T1"># Import required modules</text:span></text:span></text:p>
      <text:p text:style-name="P4"><text:span text:style-name="Source_20_Text"><text:span text:style-name="T1">from openai import AsyncOpenAI</text:span></text:span></text:p>
      <text:p text:style-name="P4"><text:span text:style-name="Source_20_Text"><text:span text:style-name="T1">import asyncio</text:span></text:span></text:p>
      <text:p text:style-name="P4"><text:span text:style-name="Source_20_Text"><text:span text:style-name="T1">import json</text:span></text:span></text:p>
      <text:p text:style-name="P4"><text:span text:style-name="Source_20_Text"><text:span text:style-name="T1">import os</text:span></text:span></text:p>
      <text:p text:style-name="P4"><text:span text:style-name="Source_20_Text"><text:span text:style-name="T1">from enum import Enum</text:span></text:span></text:p>
      <text:p text:style-name="P4"><text:span text:style-name="Source_20_Text"><text:span text:style-name="T1">from typing import Any, List, Dict</text:span></text:span></text:p>
      <text:p text:style-name="P4"><text:span text:style-name="Source_20_Text"><text:span text:style-name="T1">from pydantic import BaseModel, Field</text:span></text:span></text:p>
      <text:p text:style-name="P4"><text:span text:style-name="Source_20_Text"><text:span text:style-name="T1">from agents import Agent, Runner, set_default_openai_client, trace</text:span></text:span></text:p>
      <text:p text:style-name="P4"/>
      <text:p text:style-name="P4"><text:span text:style-name="Source_20_Text"><text:span text:style-name="T1">openai_client: AsyncOpenAI | None = None</text:span></text:span></text:p>
      <text:p text:style-name="P4"/>
      <text:p text:style-name="P4"><text:span text:style-name="Source_20_Text"><text:span text:style-name="T1">def _get_openai_client() -&gt; AsyncOpenAI:</text:span></text:span></text:p>
      <text:p text:style-name="P4"><text:span text:style-name="Source_20_Text"><text:span text:style-name="T1"><text:s text:c="4"/>global openai_client</text:span></text:span></text:p>
      <text:p text:style-name="P4"><text:span text:style-name="Source_20_Text"><text:span text:style-name="T1"><text:s text:c="4"/>if openai_client is None:</text:span></text:span></text:p>
      <text:p text:style-name="P4"><text:span text:style-name="Source_20_Text"><text:span text:style-name="T1"><text:s text:c="8"/>openai_client = AsyncOpenAI(</text:span></text:span></text:p>
      <text:p text:style-name="P4"><text:span text:style-name="Source_20_Text"><text:span text:style-name="T1"><text:s text:c="12"/>api_key=os.environ.get("OPENAI_API_KEY", "your-api-key"),</text:span></text:span></text:p>
      <text:p text:style-name="P4"><text:soft-page-break/><text:span text:style-name="Source_20_Text"><text:span text:style-name="T1"><text:s text:c="8"/>)</text:span></text:span></text:p>
      <text:p text:style-name="P4"><text:span text:style-name="Source_20_Text"><text:span text:style-name="T1"><text:s text:c="4"/>return openai_client</text:span></text:span></text:p>
      <text:p text:style-name="P4"/>
      <text:p text:style-name="P3"><text:span text:style-name="Source_20_Text"><text:span text:style-name="T1">set_default_openai_client(_get_openai_client())</text:span></text:span></text:p>
      <text:h text:style-name="P1" text:outline-level="2"><text:bookmark text:name="2-data-models"/><text:a xlink:type="simple" xlink:href="https://cookbook.openai.com/examples/optimize_prompts#2-data-models" text:style-name="Internet_20_link" text:visited-style-name="Visited_20_Internet_20_Link"><text:span text:style-name="T1">2. Modelos de Dados</text:span></text:a></text:h>
      <text:section text:style-name="Sect1" text:name="Seção1">
        <text:h text:style-name="P1" text:outline-level="2"><text:bookmark text:name="_rht_toaster"/></text:h>
      </text:section>
      <text:p text:style-name="P5">Para facilitar a comunicação estruturada entre agentes, o sistema utiliza modelos Pydantic para definir o formato esperado para entradas e saídas. Esses modelos Pydantic ajudam a validar os dados e garantir a consistência em todo o fluxo de trabalho.</text:p>
      <text:p text:style-name="P5">Os modelos de dados incluem:</text:p>
      <text:list xml:id="list3395256516" text:style-name="L5">
        <text:list-item>
          <text:p text:style-name="P14"><text:span text:style-name="Strong_20_Emphasis"><text:span text:style-name="T1">Função</text:span></text:span><text:span text:style-name="T1"> - Uma enumeração para funções de mensagem (usuário/assistente)</text:span></text:p>
        </text:list-item>
        <text:list-item>
          <text:p text:style-name="P14"><text:span text:style-name="Strong_20_Emphasis"><text:span text:style-name="T1">ChatMessage</text:span></text:span><text:span text:style-name="T1"> - Representa uma única mensagem em uma conversa</text:span></text:p>
        </text:list-item>
        <text:list-item>
          <text:p text:style-name="P14"><text:span text:style-name="Strong_20_Emphasis"><text:span text:style-name="T1">Problemas</text:span></text:span><text:span text:style-name="T1"> - Modelo base para relatar problemas detectados</text:span></text:p>
        </text:list-item>
        <text:list-item>
          <text:p text:style-name="P14"><text:span text:style-name="Strong_20_Emphasis"><text:span text:style-name="T1">FewShotIssues</text:span></text:span><text:span text:style-name="T1"> - Modelo estendido que adiciona sugestões de reescrita para mensagens de exemplo</text:span></text:p>
        </text:list-item>
        <text:list-item>
          <text:p text:style-name="P14"><text:span text:style-name="Strong_20_Emphasis"><text:span text:style-name="T1">MessagesOutput</text:span></text:span><text:span text:style-name="T1"> - Contém mensagens de conversação otimizadas</text:span></text:p>
        </text:list-item>
        <text:list-item>
          <text:p text:style-name="P15"><text:span text:style-name="Strong_20_Emphasis"><text:span text:style-name="T1">DevRewriteOutput</text:span></text:span><text:span text:style-name="T1"> - Contém o prompt do desenvolvedor aprimorado</text:span></text:p>
        </text:list-item>
      </text:list>
      <text:p text:style-name="P5">O uso do Pydantic permite que o sistema valide se todos os dados estão em conformidade com o formato esperado em cada etapa do processo.</text:p>
      <text:p text:style-name="P4"><text:span text:style-name="Source_20_Text"><text:span text:style-name="T1">class Role(str, Enum):</text:span></text:span></text:p>
      <text:p text:style-name="P4"><text:span text:style-name="Source_20_Text"><text:span text:style-name="T1"><text:s text:c="4"/>"""Role enum for chat messages."""</text:span></text:span></text:p>
      <text:p text:style-name="P4"><text:span text:style-name="Source_20_Text"><text:span text:style-name="T1"><text:s text:c="4"/>user = "user"</text:span></text:span></text:p>
      <text:p text:style-name="P4"><text:span text:style-name="Source_20_Text"><text:span text:style-name="T1"><text:s text:c="4"/>assistant = "assistant"</text:span></text:span></text:p>
      <text:p text:style-name="P4"/>
      <text:p text:style-name="P4"><text:span text:style-name="Source_20_Text"><text:span text:style-name="T1">class ChatMessage(BaseModel):</text:span></text:span></text:p>
      <text:p text:style-name="P4"><text:span text:style-name="Source_20_Text"><text:span text:style-name="T1"><text:s text:c="4"/>"""Single chat message used in few-shot examples."""</text:span></text:span></text:p>
      <text:p text:style-name="P4"><text:span text:style-name="Source_20_Text"><text:span text:style-name="T1"><text:s text:c="4"/>role: Role</text:span></text:span></text:p>
      <text:p text:style-name="P4"><text:span text:style-name="Source_20_Text"><text:span text:style-name="T1"><text:s text:c="4"/>content: str</text:span></text:span></text:p>
      <text:p text:style-name="P4"/>
      <text:p text:style-name="P4"><text:span text:style-name="Source_20_Text"><text:span text:style-name="T1">class Issues(BaseModel):</text:span></text:span></text:p>
      <text:p text:style-name="P4"><text:span text:style-name="Source_20_Text"><text:span text:style-name="T1"><text:s text:c="4"/>"""Structured output returned by checkers."""</text:span></text:span></text:p>
      <text:p text:style-name="P4"><text:span text:style-name="Source_20_Text"><text:span text:style-name="T1"><text:s text:c="4"/>has_issues: bool</text:span></text:span></text:p>
      <text:p text:style-name="P4"><text:span text:style-name="Source_20_Text"><text:span text:style-name="T1"><text:s text:c="4"/>issues: List[str]</text:span></text:span></text:p>
      <text:p text:style-name="P4"><text:span text:style-name="Source_20_Text"><text:span text:style-name="T1"><text:s text:c="4"/></text:span></text:span></text:p>
      <text:p text:style-name="P4"><text:span text:style-name="Source_20_Text"><text:span text:style-name="T1"><text:s text:c="4"/>@classmethod</text:span></text:span></text:p>
      <text:p text:style-name="P4"><text:span text:style-name="Source_20_Text"><text:span text:style-name="T1"><text:s text:c="4"/>def no_issues(cls) -&gt; "Issues":</text:span></text:span></text:p>
      <text:p text:style-name="P4"><text:span text:style-name="Source_20_Text"><text:span text:style-name="T1"><text:s text:c="8"/>return cls(has_issues=False, issues=[])</text:span></text:span></text:p>
      <text:p text:style-name="P4"/>
      <text:p text:style-name="P4"><text:span text:style-name="Source_20_Text"><text:span text:style-name="T1">class FewShotIssues(Issues):</text:span></text:span></text:p>
      <text:p text:style-name="P4"><text:soft-page-break/><text:span text:style-name="Source_20_Text"><text:span text:style-name="T1"><text:s text:c="4"/>"""Output for few-shot contradiction detector including optional rewrite suggestions."""</text:span></text:span></text:p>
      <text:p text:style-name="P4"><text:span text:style-name="Source_20_Text"><text:span text:style-name="T1"><text:s text:c="4"/>rewrite_suggestions: List[str] = Field(default_factory=list)</text:span></text:span></text:p>
      <text:p text:style-name="P4"><text:span text:style-name="Source_20_Text"><text:span text:style-name="T1"><text:s text:c="4"/></text:span></text:span></text:p>
      <text:p text:style-name="P4"><text:span text:style-name="Source_20_Text"><text:span text:style-name="T1"><text:s text:c="4"/>@classmethod</text:span></text:span></text:p>
      <text:p text:style-name="P4"><text:span text:style-name="Source_20_Text"><text:span text:style-name="T1"><text:s text:c="4"/>def no_issues(cls) -&gt; "FewShotIssues":</text:span></text:span></text:p>
      <text:p text:style-name="P4"><text:span text:style-name="Source_20_Text"><text:span text:style-name="T1"><text:s text:c="8"/>return cls(has_issues=False, issues=[], rewrite_suggestions=[])</text:span></text:span></text:p>
      <text:p text:style-name="P4"/>
      <text:p text:style-name="P4"><text:span text:style-name="Source_20_Text"><text:span text:style-name="T1">class MessagesOutput(BaseModel):</text:span></text:span></text:p>
      <text:p text:style-name="P4"><text:span text:style-name="Source_20_Text"><text:span text:style-name="T1"><text:s text:c="4"/>"""Structured output returned by `rewrite_messages_agent`."""</text:span></text:span></text:p>
      <text:p text:style-name="P4"/>
      <text:p text:style-name="P4"><text:span text:style-name="Source_20_Text"><text:span text:style-name="T1"><text:s text:c="4"/>messages: list[ChatMessage]</text:span></text:span></text:p>
      <text:p text:style-name="P4"/>
      <text:p text:style-name="P4"/>
      <text:p text:style-name="P4"><text:span text:style-name="Source_20_Text"><text:span text:style-name="T1">class DevRewriteOutput(BaseModel):</text:span></text:span></text:p>
      <text:p text:style-name="P4"><text:span text:style-name="Source_20_Text"><text:span text:style-name="T1"><text:s text:c="4"/>"""Rewriter returns the cleaned-up developer prompt."""</text:span></text:span></text:p>
      <text:p text:style-name="P4"/>
      <text:p text:style-name="P3"><text:span text:style-name="Source_20_Text"><text:span text:style-name="T1"><text:s text:c="4"/>new_developer_message: str</text:span></text:span></text:p>
      <text:h text:style-name="P1" text:outline-level="2"><text:bookmark text:name="3-defining-the-agents"/><text:a xlink:type="simple" xlink:href="https://cookbook.openai.com/examples/optimize_prompts#3-defining-the-agents" text:style-name="Internet_20_link" text:visited-style-name="Visited_20_Internet_20_Link"><text:span text:style-name="T1">3. Definindo os Agentes</text:span></text:a></text:h>
      <text:section text:style-name="Sect1" text:name="Seção2">
        <text:h text:style-name="P1" text:outline-level="2"><text:bookmark text:name="_rht_toaster1"/></text:h>
      </text:section>
      <text:p text:style-name="P8"><text:span text:style-name="T1">Nesta seção, criamos agentes de IA especializados usando a </text:span><text:span text:style-name="Source_20_Text"><text:span text:style-name="T1">Agent</text:span></text:span><text:span text:style-name="T1">classe do </text:span><text:span text:style-name="Source_20_Text"><text:span text:style-name="T1">openai-agents</text:span></text:span><text:span text:style-name="T1">pacote. Analisar essas definições de agentes revela diversas práticas recomendadas para a criação de instruções de IA eficazes:</text:span></text:p>
      <text:h text:style-name="P2" text:outline-level="3"><text:bookmark text:name="best-practices-in-agent-instructions"/><text:a xlink:type="simple" xlink:href="https://cookbook.openai.com/examples/optimize_prompts#best-practices-in-agent-instructions" text:style-name="Internet_20_link" text:visited-style-name="Visited_20_Internet_20_Link"><text:span text:style-name="T1">Melhores práticas em instruções para agentes</text:span></text:a></text:h>
      <text:section text:style-name="Sect1" text:name="Seção3">
        <text:h text:style-name="P2" text:outline-level="3"><text:bookmark text:name="_rht_toaster2"/></text:h>
      </text:section>
      <text:list xml:id="list363332704" text:style-name="L6">
        <text:list-item>
          <text:p text:style-name="P16"><text:span text:style-name="Strong_20_Emphasis"><text:span text:style-name="T1">Definição Clara de Escopo</text:span></text:span><text:span text:style-name="T1"> : Cada agente tem um propósito estritamente definido com limites explícitos. Por exemplo, o verificador de contradições foca apenas em "autocontradições genuínas" e afirma explicitamente que "sobreposições ou redundâncias não são contradições".</text:span></text:p>
        </text:list-item>
        <text:list-item>
          <text:p text:style-name="P16"><text:span text:style-name="Strong_20_Emphasis"><text:span text:style-name="T1">Processo passo a passo</text:span></text:span><text:span text:style-name="T1"> : as instruções fornecem uma metodologia clara, como a forma como o verificador de formato primeiro categoriza a tarefa antes de analisar os requisitos de formato.</text:span></text:p>
        </text:list-item>
        <text:list-item>
          <text:p text:style-name="P16"><text:span text:style-name="Strong_20_Emphasis"><text:span text:style-name="T1">Definições explícitas</text:span></text:span><text:span text:style-name="T1"> : os termos-chave são definidos com precisão para evitar ambiguidade. O verificador de consistência de poucas etapas inclui uma "Rubrica de Conformidade" detalhada que explica exatamente o que constitui conformidade.</text:span></text:p>
        </text:list-item>
        <text:list-item>
          <text:p text:style-name="P16"><text:soft-page-break/><text:span text:style-name="Strong_20_Emphasis"><text:span text:style-name="T1">Definição de Limites</text:span></text:span><text:span text:style-name="T1"> : As instruções especificam o que o agente NÃO deve fazer. O verificador de poucas tentativas lista explicitamente o que está "Fora do Escopo" para evitar problemas de sinalização excessiva.</text:span></text:p>
        </text:list-item>
        <text:list-item>
          <text:p text:style-name="P16"><text:span text:style-name="Strong_20_Emphasis"><text:span text:style-name="T1">Requisitos de saída estruturados</text:span></text:span><text:span text:style-name="T1"> : cada agente tem um formato de saída estritamente definido com exemplos, garantindo consistência no pipeline de otimização.</text:span></text:p>
        </text:list-item>
      </text:list>
      <text:p text:style-name="P5">Esses princípios criam agentes confiáveis ​​e focados que trabalham juntos de forma eficaz no sistema de otimização. Abaixo, vemos as definições completas dos agentes com suas instruções detalhadas.</text:p>
      <text:p text:style-name="P4"><text:span text:style-name="Source_20_Text"><text:span text:style-name="T1">dev_contradiction_checker = Agent(</text:span></text:span></text:p>
      <text:p text:style-name="P4"><text:span text:style-name="Source_20_Text"><text:span text:style-name="T1"><text:s text:c="4"/>name="contradiction_detector",</text:span></text:span></text:p>
      <text:p text:style-name="P4"><text:span text:style-name="Source_20_Text"><text:span text:style-name="T1"><text:s text:c="4"/>model="gpt-4.1",</text:span></text:span></text:p>
      <text:p text:style-name="P4"><text:span text:style-name="Source_20_Text"><text:span text:style-name="T1"><text:s text:c="4"/>output_type=Issues,</text:span></text:span></text:p>
      <text:p text:style-name="P4"><text:span text:style-name="Source_20_Text"><text:span text:style-name="T1"><text:s text:c="4"/>instructions="""</text:span></text:span></text:p>
      <text:p text:style-name="P4"><text:span text:style-name="Source_20_Text"><text:span text:style-name="T1"><text:s text:c="4"/>You are **Dev-Contradiction-Checker**.</text:span></text:span></text:p>
      <text:p text:style-name="P4"/>
      <text:p text:style-name="P4"><text:span text:style-name="Source_20_Text"><text:span text:style-name="T1"><text:s text:c="4"/>Goal</text:span></text:span></text:p>
      <text:p text:style-name="P4"><text:span text:style-name="Source_20_Text"><text:span text:style-name="T1"><text:s text:c="4"/>Detect *genuine* self-contradictions or impossibilities **inside** the developer prompt supplied in the variable `DEVELOPER_MESSAGE`.</text:span></text:span></text:p>
      <text:p text:style-name="P4"/>
      <text:p text:style-name="P4"><text:span text:style-name="Source_20_Text"><text:span text:style-name="T1"><text:s text:c="4"/>Definitions</text:span></text:span></text:p>
      <text:p text:style-name="P4"><text:span text:style-name="Source_20_Text"><text:span text:style-name="T1"><text:s text:c="4"/>• A contradiction = two clauses that cannot both be followed.</text:span></text:span></text:p>
      <text:p text:style-name="P4"><text:span text:style-name="Source_20_Text"><text:span text:style-name="T1"><text:s text:c="4"/>• Overlaps or redundancies in the DEVELOPER_MESSAGE are *not* contradictions.</text:span></text:span></text:p>
      <text:p text:style-name="P4"/>
      <text:p text:style-name="P4"><text:span text:style-name="Source_20_Text"><text:span text:style-name="T1"><text:s text:c="4"/>What you MUST do</text:span></text:span></text:p>
      <text:p text:style-name="P4"><text:span text:style-name="Source_20_Text"><text:span text:style-name="T1"><text:s text:c="4"/>1. Compare every imperative / prohibition against all others.</text:span></text:span></text:p>
      <text:p text:style-name="P4"><text:span text:style-name="Source_20_Text"><text:span text:style-name="T1"><text:s text:c="4"/>2. List at most FIVE contradictions (each as ONE bullet).</text:span></text:span></text:p>
      <text:p text:style-name="P4"><text:span text:style-name="Source_20_Text"><text:span text:style-name="T1"><text:s text:c="4"/>3. If no contradiction exists, say so.</text:span></text:span></text:p>
      <text:p text:style-name="P4"/>
      <text:p text:style-name="P4"><text:span text:style-name="Source_20_Text"><text:span text:style-name="T1"><text:s text:c="4"/>Output format (**strict JSON**)</text:span></text:span></text:p>
      <text:p text:style-name="P4"><text:span text:style-name="Source_20_Text"><text:span text:style-name="T1"><text:s text:c="4"/>Return **only** an object that matches the `Issues` schema:</text:span></text:span></text:p>
      <text:p text:style-name="P4"/>
      <text:p text:style-name="P4"><text:span text:style-name="Source_20_Text"><text:span text:style-name="T1"><text:s text:c="4"/>```json</text:span></text:span></text:p>
      <text:p text:style-name="P4"><text:span text:style-name="Source_20_Text"><text:span text:style-name="T1"><text:s text:c="4"/>{"has_issues": &lt;bool&gt;,</text:span></text:span></text:p>
      <text:p text:style-name="P4"><text:span text:style-name="Source_20_Text"><text:span text:style-name="T1"><text:s text:c="4"/>"issues": [</text:span></text:span></text:p>
      <text:p text:style-name="P4"><text:span text:style-name="Source_20_Text"><text:span text:style-name="T1"><text:s text:c="8"/>"&lt;bullet 1&gt;",</text:span></text:span></text:p>
      <text:p text:style-name="P4"><text:span text:style-name="Source_20_Text"><text:span text:style-name="T1"><text:s text:c="8"/>"&lt;bullet 2&gt;"</text:span></text:span></text:p>
      <text:p text:style-name="P4"><text:span text:style-name="Source_20_Text"><text:span text:style-name="T1"><text:s text:c="4"/>]</text:span></text:span></text:p>
      <text:p text:style-name="P4"><text:span text:style-name="Source_20_Text"><text:span text:style-name="T1"><text:s text:c="4"/>}</text:span></text:span></text:p>
      <text:p text:style-name="P4"><text:span text:style-name="Source_20_Text"><text:span text:style-name="T1"><text:s text:c="4"/>- has_issues = true IFF the issues array is non-empty.</text:span></text:span></text:p>
      <text:p text:style-name="P4"><text:span text:style-name="Source_20_Text"><text:span text:style-name="T1"><text:s text:c="4"/>- Do not add extra keys, comments or markdown.</text:span></text:span></text:p>
      <text:p text:style-name="P4"><text:span text:style-name="Source_20_Text"><text:span text:style-name="T1">""",</text:span></text:span></text:p>
      <text:p text:style-name="P4"><text:span text:style-name="Source_20_Text"><text:span text:style-name="T1">)</text:span></text:span></text:p>
      <text:p text:style-name="P4"><text:span text:style-name="Source_20_Text"><text:span text:style-name="T1">format_checker = Agent(</text:span></text:span></text:p>
      <text:p text:style-name="P4"><text:span text:style-name="Source_20_Text"><text:span text:style-name="T1"><text:s text:c="4"/>name="format_checker",</text:span></text:span></text:p>
      <text:p text:style-name="P4"><text:span text:style-name="Source_20_Text"><text:span text:style-name="T1"><text:s text:c="4"/>model="gpt-4.1",</text:span></text:span></text:p>
      <text:p text:style-name="P4"><text:span text:style-name="Source_20_Text"><text:span text:style-name="T1"><text:s text:c="4"/>output_type=Issues,</text:span></text:span></text:p>
      <text:p text:style-name="P4"><text:soft-page-break/><text:span text:style-name="Source_20_Text"><text:span text:style-name="T1"><text:s text:c="4"/>instructions="""</text:span></text:span></text:p>
      <text:p text:style-name="P4"><text:span text:style-name="Source_20_Text"><text:span text:style-name="T1"><text:s text:c="4"/>You are Format-Checker.</text:span></text:span></text:p>
      <text:p text:style-name="P4"/>
      <text:p text:style-name="P4"><text:span text:style-name="Source_20_Text"><text:span text:style-name="T1"><text:s text:c="4"/>Task</text:span></text:span></text:p>
      <text:p text:style-name="P4"><text:span text:style-name="Source_20_Text"><text:span text:style-name="T1"><text:s text:c="4"/>Decide whether the developer prompt requires a structured output (JSON/CSV/XML/Markdown table, etc.).</text:span></text:span></text:p>
      <text:p text:style-name="P4"><text:span text:style-name="Source_20_Text"><text:span text:style-name="T1"><text:s text:c="4"/>If so, flag any missing or unclear aspects of that format.</text:span></text:span></text:p>
      <text:p text:style-name="P4"/>
      <text:p text:style-name="P4"><text:span text:style-name="Source_20_Text"><text:span text:style-name="T1"><text:s text:c="4"/>Steps</text:span></text:span></text:p>
      <text:p text:style-name="P4"><text:span text:style-name="Source_20_Text"><text:span text:style-name="T1"><text:s text:c="4"/>Categorise the task as:</text:span></text:span></text:p>
      <text:p text:style-name="P4"><text:span text:style-name="Source_20_Text"><text:span text:style-name="T1"><text:s text:c="4"/>a. "conversation_only", or</text:span></text:span></text:p>
      <text:p text:style-name="P4"><text:span text:style-name="Source_20_Text"><text:span text:style-name="T1"><text:s text:c="4"/>b. "structured_output_required".</text:span></text:span></text:p>
      <text:p text:style-name="P4"/>
      <text:p text:style-name="P4"><text:span text:style-name="Source_20_Text"><text:span text:style-name="T1"><text:s text:c="4"/>For case (b):</text:span></text:span></text:p>
      <text:p text:style-name="P4"><text:span text:style-name="Source_20_Text"><text:span text:style-name="T1"><text:s text:c="4"/>- Point out absent fields, ambiguous data types, unspecified ordering, or missing error-handling.</text:span></text:span></text:p>
      <text:p text:style-name="P4"/>
      <text:p text:style-name="P4"><text:span text:style-name="Source_20_Text"><text:span text:style-name="T1"><text:s text:c="4"/>Do NOT invent issues if unsure. be a little bit more conservative in flagging format issues</text:span></text:span></text:p>
      <text:p text:style-name="P4"/>
      <text:p text:style-name="P4"><text:span text:style-name="Source_20_Text"><text:span text:style-name="T1"><text:s text:c="4"/>Output format</text:span></text:span></text:p>
      <text:p text:style-name="P4"><text:span text:style-name="Source_20_Text"><text:span text:style-name="T1"><text:s text:c="4"/>Return strictly-valid JSON following the Issues schema:</text:span></text:span></text:p>
      <text:p text:style-name="P4"/>
      <text:p text:style-name="P4"><text:span text:style-name="Source_20_Text"><text:span text:style-name="T1"><text:s text:c="4"/>{</text:span></text:span></text:p>
      <text:p text:style-name="P4"><text:span text:style-name="Source_20_Text"><text:span text:style-name="T1"><text:s text:c="4"/>"has_issues": &lt;bool&gt;,</text:span></text:span></text:p>
      <text:p text:style-name="P4"><text:span text:style-name="Source_20_Text"><text:span text:style-name="T1"><text:s text:c="4"/>"issues": ["&lt;desc 1&gt;", "..."]</text:span></text:span></text:p>
      <text:p text:style-name="P4"><text:span text:style-name="Source_20_Text"><text:span text:style-name="T1"><text:s text:c="4"/>}</text:span></text:span></text:p>
      <text:p text:style-name="P4"><text:span text:style-name="Source_20_Text"><text:span text:style-name="T1"><text:s text:c="4"/>Maximum five issues. No extra keys or text.</text:span></text:span></text:p>
      <text:p text:style-name="P4"><text:span text:style-name="Source_20_Text"><text:span text:style-name="T1">""",</text:span></text:span></text:p>
      <text:p text:style-name="P4"><text:span text:style-name="Source_20_Text"><text:span text:style-name="T1">)</text:span></text:span></text:p>
      <text:p text:style-name="P4"><text:span text:style-name="Source_20_Text"><text:span text:style-name="T1">fewshot_consistency_checker = Agent(</text:span></text:span></text:p>
      <text:p text:style-name="P4"><text:span text:style-name="Source_20_Text"><text:span text:style-name="T1"><text:s text:c="4"/>name="fewshot_consistency_checker",</text:span></text:span></text:p>
      <text:p text:style-name="P4"><text:span text:style-name="Source_20_Text"><text:span text:style-name="T1"><text:s text:c="4"/>model="gpt-4.1",</text:span></text:span></text:p>
      <text:p text:style-name="P4"><text:span text:style-name="Source_20_Text"><text:span text:style-name="T1"><text:s text:c="4"/>output_type=FewShotIssues,</text:span></text:span></text:p>
      <text:p text:style-name="P4"><text:span text:style-name="Source_20_Text"><text:span text:style-name="T1"><text:s text:c="4"/>instructions="""</text:span></text:span></text:p>
      <text:p text:style-name="P4"><text:span text:style-name="Source_20_Text"><text:span text:style-name="T1"><text:s text:c="4"/>You are FewShot-Consistency-Checker.</text:span></text:span></text:p>
      <text:p text:style-name="P4"/>
      <text:p text:style-name="P4"><text:span text:style-name="Source_20_Text"><text:span text:style-name="T1"><text:s text:c="4"/>Goal</text:span></text:span></text:p>
      <text:p text:style-name="P4"><text:span text:style-name="Source_20_Text"><text:span text:style-name="T1"><text:s text:c="4"/>Find conflicts between the DEVELOPER_MESSAGE rules and the accompanying **assistant** examples.</text:span></text:span></text:p>
      <text:p text:style-name="P4"/>
      <text:p text:style-name="P4"><text:span text:style-name="Source_20_Text"><text:span text:style-name="T1"><text:s text:c="4"/>USER_EXAMPLES: <text:s text:c="5"/>&lt;all user lines&gt; <text:s text:c="9"/># context only</text:span></text:span></text:p>
      <text:p text:style-name="P4"><text:span text:style-name="Source_20_Text"><text:span text:style-name="T1"><text:s text:c="4"/>ASSISTANT_EXAMPLES: &lt;all assistant lines&gt; <text:s text:c="4"/># to be evaluated</text:span></text:span></text:p>
      <text:p text:style-name="P4"/>
      <text:p text:style-name="P4"><text:span text:style-name="Source_20_Text"><text:span text:style-name="T1"><text:s text:c="4"/>Method</text:span></text:span></text:p>
      <text:p text:style-name="P4"><text:span text:style-name="Source_20_Text"><text:span text:style-name="T1"><text:s text:c="4"/>Extract key constraints from DEVELOPER_MESSAGE:</text:span></text:span></text:p>
      <text:p text:style-name="P4"><text:span text:style-name="Source_20_Text"><text:span text:style-name="T1"><text:s text:c="4"/>- Tone / style</text:span></text:span></text:p>
      <text:p text:style-name="P4"><text:span text:style-name="Source_20_Text"><text:span text:style-name="T1"><text:s text:c="4"/>- Forbidden or mandated content</text:span></text:span></text:p>
      <text:p text:style-name="P4"><text:span text:style-name="Source_20_Text"><text:span text:style-name="T1"><text:s text:c="4"/>- Output format requirements</text:span></text:span></text:p>
      <text:p text:style-name="P4"/>
      <text:p text:style-name="P4"><text:span text:style-name="Source_20_Text"><text:span text:style-name="T1"><text:s text:c="4"/>Compliance Rubric - read carefully</text:span></text:span></text:p>
      <text:p text:style-name="P4"><text:span text:style-name="Source_20_Text"><text:span text:style-name="T1"><text:s text:c="4"/>Evaluate only what the developer message makes explicit.</text:span></text:span></text:p>
      <text:p text:style-name="P4"/>
      <text:p text:style-name="P4"><text:soft-page-break/><text:span text:style-name="Source_20_Text"><text:span text:style-name="T1"><text:s text:c="4"/>Objective constraints you must check when present:</text:span></text:span></text:p>
      <text:p text:style-name="P4"><text:span text:style-name="Source_20_Text"><text:span text:style-name="T1"><text:s text:c="4"/>- Required output type syntax (e.g., "JSON object", "single sentence", "subject line").</text:span></text:span></text:p>
      <text:p text:style-name="P4"><text:span text:style-name="Source_20_Text"><text:span text:style-name="T1"><text:s text:c="4"/>- Hard limits (length ≤ N chars, language required to be English, forbidden words, etc.).</text:span></text:span></text:p>
      <text:p text:style-name="P4"><text:span text:style-name="Source_20_Text"><text:span text:style-name="T1"><text:s text:c="4"/>- Mandatory tokens or fields the developer explicitly names.</text:span></text:span></text:p>
      <text:p text:style-name="P4"/>
      <text:p text:style-name="P4"><text:span text:style-name="Source_20_Text"><text:span text:style-name="T1"><text:s text:c="4"/>Out-of-scope (DO NOT FLAG):</text:span></text:span></text:p>
      <text:p text:style-name="P4"><text:span text:style-name="Source_20_Text"><text:span text:style-name="T1"><text:s text:c="4"/>- Whether the reply "sounds generic", "repeats the prompt", or "fully reflects the user's request" - unless the developer text explicitly demands those qualities.</text:span></text:span></text:p>
      <text:p text:style-name="P4"><text:span text:style-name="Source_20_Text"><text:span text:style-name="T1"><text:s text:c="4"/>- Creative style, marketing quality, or depth of content unless stated.</text:span></text:span></text:p>
      <text:p text:style-name="P4"><text:span text:style-name="Source_20_Text"><text:span text:style-name="T1"><text:s text:c="4"/>- Minor stylistic choices (capitalisation, punctuation) that do not violate an explicit rule.</text:span></text:span></text:p>
      <text:p text:style-name="P4"/>
      <text:p text:style-name="P4"><text:span text:style-name="Source_20_Text"><text:span text:style-name="T1"><text:s text:c="4"/>Pass/Fail rule</text:span></text:span></text:p>
      <text:p text:style-name="P4"><text:span text:style-name="Source_20_Text"><text:span text:style-name="T1"><text:s text:c="4"/>- If an assistant reply satisfies all objective constraints, it is compliant, even if you personally find it bland or loosely related.</text:span></text:span></text:p>
      <text:p text:style-name="P4"><text:span text:style-name="Source_20_Text"><text:span text:style-name="T1"><text:s text:c="4"/>- Only record an issue when a concrete, quoted rule is broken.</text:span></text:span></text:p>
      <text:p text:style-name="P4"/>
      <text:p text:style-name="P4"><text:span text:style-name="Source_20_Text"><text:span text:style-name="T1"><text:s text:c="4"/>Empty assistant list ⇒ immediately return has_issues=false.</text:span></text:span></text:p>
      <text:p text:style-name="P4"/>
      <text:p text:style-name="P4"><text:span text:style-name="Source_20_Text"><text:span text:style-name="T1"><text:s text:c="4"/>For each assistant example:</text:span></text:span></text:p>
      <text:p text:style-name="P4"><text:span text:style-name="Source_20_Text"><text:span text:style-name="T1"><text:s text:c="4"/>- USER_EXAMPLES are for context only; never use them to judge compliance.</text:span></text:span></text:p>
      <text:p text:style-name="P4"><text:span text:style-name="Source_20_Text"><text:span text:style-name="T1"><text:s text:c="4"/>- Judge each assistant reply solely against the explicit constraints you extracted from the developer message.</text:span></text:span></text:p>
      <text:p text:style-name="P4"><text:span text:style-name="Source_20_Text"><text:span text:style-name="T1"><text:s text:c="4"/>- If a reply breaks a specific, quoted rule, add a line explaining which rule it breaks.</text:span></text:span></text:p>
      <text:p text:style-name="P4"><text:span text:style-name="Source_20_Text"><text:span text:style-name="T1"><text:s text:c="4"/>- Optionally, suggest a rewrite in one short sentence (add to rewrite_suggestions).</text:span></text:span></text:p>
      <text:p text:style-name="P4"><text:span text:style-name="Source_20_Text"><text:span text:style-name="T1"><text:s text:c="4"/>- If you are uncertain, do not flag an issue.</text:span></text:span></text:p>
      <text:p text:style-name="P4"><text:span text:style-name="Source_20_Text"><text:span text:style-name="T1"><text:s text:c="4"/>- Be conservative—uncertain or ambiguous cases are not issues.</text:span></text:span></text:p>
      <text:p text:style-name="P4"/>
      <text:p text:style-name="P4"><text:span text:style-name="Source_20_Text"><text:span text:style-name="T1"><text:s text:c="4"/>be a little bit more conservative in flagging few shot contradiction issues</text:span></text:span></text:p>
      <text:p text:style-name="P4"><text:span text:style-name="Source_20_Text"><text:span text:style-name="T1"><text:s text:c="4"/>Output format</text:span></text:span></text:p>
      <text:p text:style-name="P4"><text:span text:style-name="Source_20_Text"><text:span text:style-name="T1"><text:s text:c="4"/>Return JSON matching FewShotIssues:</text:span></text:span></text:p>
      <text:p text:style-name="P4"/>
      <text:p text:style-name="P4"><text:span text:style-name="Source_20_Text"><text:span text:style-name="T1"><text:s text:c="4"/>{</text:span></text:span></text:p>
      <text:p text:style-name="P4"><text:span text:style-name="Source_20_Text"><text:span text:style-name="T1"><text:s text:c="4"/>"has_issues": &lt;bool&gt;,</text:span></text:span></text:p>
      <text:p text:style-name="P4"><text:span text:style-name="Source_20_Text"><text:span text:style-name="T1"><text:s text:c="4"/>"issues": ["&lt;explanation 1&gt;", "..."],</text:span></text:span></text:p>
      <text:p text:style-name="P4"><text:span text:style-name="Source_20_Text"><text:span text:style-name="T1"><text:s text:c="4"/>"rewrite_suggestions": ["&lt;suggestion 1&gt;", "..."] // may be []</text:span></text:span></text:p>
      <text:p text:style-name="P4"><text:span text:style-name="Source_20_Text"><text:span text:style-name="T1"><text:s text:c="4"/>}</text:span></text:span></text:p>
      <text:p text:style-name="P4"><text:span text:style-name="Source_20_Text"><text:span text:style-name="T1"><text:s text:c="4"/>List max five items for both arrays.</text:span></text:span></text:p>
      <text:p text:style-name="P4"><text:span text:style-name="Source_20_Text"><text:span text:style-name="T1"><text:s text:c="4"/>Provide empty arrays when none.</text:span></text:span></text:p>
      <text:p text:style-name="P4"><text:span text:style-name="Source_20_Text"><text:span text:style-name="T1"><text:s text:c="4"/>No markdown, no extra keys.</text:span></text:span></text:p>
      <text:p text:style-name="P4"><text:span text:style-name="Source_20_Text"><text:span text:style-name="T1"><text:s text:c="4"/>""",</text:span></text:span></text:p>
      <text:p text:style-name="P4"><text:span text:style-name="Source_20_Text"><text:span text:style-name="T1">)</text:span></text:span></text:p>
      <text:p text:style-name="P4"><text:span text:style-name="Source_20_Text"><text:span text:style-name="T1">dev_rewriter = Agent(</text:span></text:span></text:p>
      <text:p text:style-name="P4"><text:span text:style-name="Source_20_Text"><text:span text:style-name="T1"><text:s text:c="4"/>name="dev_rewriter",</text:span></text:span></text:p>
      <text:p text:style-name="P4"><text:span text:style-name="Source_20_Text"><text:span text:style-name="T1"><text:s text:c="4"/>model="gpt-4.1",</text:span></text:span></text:p>
      <text:p text:style-name="P4"><text:span text:style-name="Source_20_Text"><text:span text:style-name="T1"><text:s text:c="4"/>output_type=DevRewriteOutput,</text:span></text:span></text:p>
      <text:p text:style-name="P4"><text:span text:style-name="Source_20_Text"><text:span text:style-name="T1"><text:s text:c="4"/>instructions="""</text:span></text:span></text:p>
      <text:p text:style-name="P4"><text:soft-page-break/><text:span text:style-name="Source_20_Text"><text:span text:style-name="T1"><text:s text:c="4"/>You are Dev-Rewriter.</text:span></text:span></text:p>
      <text:p text:style-name="P4"/>
      <text:p text:style-name="P4"><text:span text:style-name="Source_20_Text"><text:span text:style-name="T1"><text:s text:c="4"/>You receive:</text:span></text:span></text:p>
      <text:p text:style-name="P4"><text:span text:style-name="Source_20_Text"><text:span text:style-name="T1"><text:s text:c="4"/>- ORIGINAL_DEVELOPER_MESSAGE</text:span></text:span></text:p>
      <text:p text:style-name="P4"><text:span text:style-name="Source_20_Text"><text:span text:style-name="T1"><text:s text:c="4"/>- CONTRADICTION_ISSUES (may be empty)</text:span></text:span></text:p>
      <text:p text:style-name="P4"><text:span text:style-name="Source_20_Text"><text:span text:style-name="T1"><text:s text:c="4"/>- FORMAT_ISSUES (may be empty)</text:span></text:span></text:p>
      <text:p text:style-name="P4"/>
      <text:p text:style-name="P4"><text:span text:style-name="Source_20_Text"><text:span text:style-name="T1"><text:s text:c="4"/>Rewrite rules</text:span></text:span></text:p>
      <text:p text:style-name="P4"><text:span text:style-name="Source_20_Text"><text:span text:style-name="T1"><text:s text:c="4"/>Preserve the original intent and capabilities.</text:span></text:span></text:p>
      <text:p text:style-name="P4"/>
      <text:p text:style-name="P4"><text:span text:style-name="Source_20_Text"><text:span text:style-name="T1"><text:s text:c="4"/>Resolve each contradiction:</text:span></text:span></text:p>
      <text:p text:style-name="P4"><text:span text:style-name="Source_20_Text"><text:span text:style-name="T1"><text:s text:c="4"/>- Keep the clause that preserves the message intent; remove/merge the conflicting one.</text:span></text:span></text:p>
      <text:p text:style-name="P4"/>
      <text:p text:style-name="P4"><text:span text:style-name="Source_20_Text"><text:span text:style-name="T1"><text:s text:c="4"/>If FORMAT_ISSUES is non-empty:</text:span></text:span></text:p>
      <text:p text:style-name="P4"><text:span text:style-name="Source_20_Text"><text:span text:style-name="T1"><text:s text:c="4"/>- Append a new section titled ## Output Format that clearly defines the schema or gives an explicit example.</text:span></text:span></text:p>
      <text:p text:style-name="P4"/>
      <text:p text:style-name="P4"><text:span text:style-name="Source_20_Text"><text:span text:style-name="T1"><text:s text:c="4"/>Do NOT change few-shot examples.</text:span></text:span></text:p>
      <text:p text:style-name="P4"/>
      <text:p text:style-name="P4"><text:span text:style-name="Source_20_Text"><text:span text:style-name="T1"><text:s text:c="4"/>Do NOT add new policies or scope.</text:span></text:span></text:p>
      <text:p text:style-name="P4"/>
      <text:p text:style-name="P4"><text:span text:style-name="Source_20_Text"><text:span text:style-name="T1"><text:s text:c="4"/>Output format (strict JSON)</text:span></text:span></text:p>
      <text:p text:style-name="P4"><text:span text:style-name="Source_20_Text"><text:span text:style-name="T1"><text:s text:c="4"/>{</text:span></text:span></text:p>
      <text:p text:style-name="P4"><text:span text:style-name="Source_20_Text"><text:span text:style-name="T1"><text:s text:c="4"/>"new_developer_message": "&lt;full rewritten text&gt;"</text:span></text:span></text:p>
      <text:p text:style-name="P4"><text:span text:style-name="Source_20_Text"><text:span text:style-name="T1"><text:s text:c="4"/>}</text:span></text:span></text:p>
      <text:p text:style-name="P4"><text:span text:style-name="Source_20_Text"><text:span text:style-name="T1"><text:s text:c="4"/>No other keys, no markdown.</text:span></text:span></text:p>
      <text:p text:style-name="P4"><text:span text:style-name="Source_20_Text"><text:span text:style-name="T1">""",</text:span></text:span></text:p>
      <text:p text:style-name="P4"><text:span text:style-name="Source_20_Text"><text:span text:style-name="T1">)</text:span></text:span></text:p>
      <text:p text:style-name="P4"><text:span text:style-name="Source_20_Text"><text:span text:style-name="T1">fewshot_rewriter = Agent(</text:span></text:span></text:p>
      <text:p text:style-name="P4"><text:span text:style-name="Source_20_Text"><text:span text:style-name="T1"><text:s text:c="4"/>name="fewshot_rewriter",</text:span></text:span></text:p>
      <text:p text:style-name="P4"><text:span text:style-name="Source_20_Text"><text:span text:style-name="T1"><text:s text:c="4"/>model="gpt-4.1",</text:span></text:span></text:p>
      <text:p text:style-name="P4"><text:span text:style-name="Source_20_Text"><text:span text:style-name="T1"><text:s text:c="4"/>output_type=MessagesOutput,</text:span></text:span></text:p>
      <text:p text:style-name="P4"><text:span text:style-name="Source_20_Text"><text:span text:style-name="T1"><text:s text:c="4"/>instructions="""</text:span></text:span></text:p>
      <text:p text:style-name="P4"><text:span text:style-name="Source_20_Text"><text:span text:style-name="T1"><text:s text:c="4"/>You are FewShot-Rewriter.</text:span></text:span></text:p>
      <text:p text:style-name="P4"/>
      <text:p text:style-name="P4"><text:span text:style-name="Source_20_Text"><text:span text:style-name="T1"><text:s text:c="4"/>Input payload</text:span></text:span></text:p>
      <text:p text:style-name="P4"><text:span text:style-name="Source_20_Text"><text:span text:style-name="T1"><text:s text:c="4"/>- NEW_DEVELOPER_MESSAGE (already optimized)</text:span></text:span></text:p>
      <text:p text:style-name="P4"><text:span text:style-name="Source_20_Text"><text:span text:style-name="T1"><text:s text:c="4"/>- ORIGINAL_MESSAGES (list of user/assistant dicts)</text:span></text:span></text:p>
      <text:p text:style-name="P4"><text:span text:style-name="Source_20_Text"><text:span text:style-name="T1"><text:s text:c="4"/>- FEW_SHOT_ISSUES (non-empty)</text:span></text:span></text:p>
      <text:p text:style-name="P4"/>
      <text:p text:style-name="P4"><text:span text:style-name="Source_20_Text"><text:span text:style-name="T1"><text:s text:c="4"/>Task</text:span></text:span></text:p>
      <text:p text:style-name="P4"><text:span text:style-name="Source_20_Text"><text:span text:style-name="T1"><text:s text:c="4"/>Regenerate only the assistant parts that were flagged.</text:span></text:span></text:p>
      <text:p text:style-name="P4"><text:span text:style-name="Source_20_Text"><text:span text:style-name="T1"><text:s text:c="4"/>User messages must remain identical.</text:span></text:span></text:p>
      <text:p text:style-name="P4"><text:span text:style-name="Source_20_Text"><text:span text:style-name="T1"><text:s text:c="4"/>Every regenerated assistant reply MUST comply with NEW_DEVELOPER_MESSAGE.</text:span></text:span></text:p>
      <text:p text:style-name="P4"/>
      <text:p text:style-name="P4"><text:span text:style-name="Source_20_Text"><text:span text:style-name="T1"><text:s text:c="4"/>After regenerating each assistant reply, verify:</text:span></text:span></text:p>
      <text:p text:style-name="P4"><text:span text:style-name="Source_20_Text"><text:span text:style-name="T1"><text:s text:c="4"/>- It matches NEW_DEVELOPER_MESSAGE. ENSURE THAT THIS IS TRUE.</text:span></text:span></text:p>
      <text:p text:style-name="P4"/>
      <text:p text:style-name="P4"><text:span text:style-name="Source_20_Text"><text:span text:style-name="T1"><text:s text:c="4"/>Output format</text:span></text:span></text:p>
      <text:p text:style-name="P4"><text:span text:style-name="Source_20_Text"><text:span text:style-name="T1"><text:s text:c="4"/>Return strict JSON that matches the MessagesOutput schema:</text:span></text:span></text:p>
      <text:p text:style-name="P4"/>
      <text:p text:style-name="P4"><text:span text:style-name="Source_20_Text"><text:span text:style-name="T1"><text:s text:c="4"/>{</text:span></text:span></text:p>
      <text:p text:style-name="P4"><text:soft-page-break/><text:span text:style-name="Source_20_Text"><text:span text:style-name="T1"><text:s text:c="4"/>"messages": [</text:span></text:span></text:p>
      <text:p text:style-name="P4"><text:span text:style-name="Source_20_Text"><text:span text:style-name="T1"><text:s text:c="8"/>{"role": "user", "content": "..."},</text:span></text:span></text:p>
      <text:p text:style-name="P4"><text:span text:style-name="Source_20_Text"><text:span text:style-name="T1"><text:s text:c="8"/>{"role": "assistant", "content": "..."}</text:span></text:span></text:p>
      <text:p text:style-name="P4"><text:span text:style-name="Source_20_Text"><text:span text:style-name="T1"><text:s text:c="8"/>]</text:span></text:span></text:p>
      <text:p text:style-name="P4"><text:span text:style-name="Source_20_Text"><text:span text:style-name="T1"><text:s text:c="4"/>}</text:span></text:span></text:p>
      <text:p text:style-name="P4"><text:span text:style-name="Source_20_Text"><text:span text:style-name="T1"><text:s text:c="4"/>Guidelines</text:span></text:span></text:p>
      <text:p text:style-name="P4"><text:span text:style-name="Source_20_Text"><text:span text:style-name="T1"><text:s text:c="4"/>- Preserve original ordering and total count.</text:span></text:span></text:p>
      <text:p text:style-name="P4"><text:span text:style-name="Source_20_Text"><text:span text:style-name="T1"><text:s text:c="4"/>- If a message was unproblematic, copy it unchanged.</text:span></text:span></text:p>
      <text:p text:style-name="P4"><text:span text:style-name="Source_20_Text"><text:span text:style-name="T1"><text:s text:c="4"/>""",</text:span></text:span></text:p>
      <text:p text:style-name="P3"><text:span text:style-name="Source_20_Text"><text:span text:style-name="T1">)</text:span></text:span></text:p>
      <text:h text:style-name="P1" text:outline-level="2"><text:bookmark text:name="4-using-evaluations-to-arrive-at-these-agents"/><text:a xlink:type="simple" xlink:href="https://cookbook.openai.com/examples/optimize_prompts#4-using-evaluations-to-arrive-at-these-agents" text:style-name="Internet_20_link" text:visited-style-name="Visited_20_Internet_20_Link"><text:span text:style-name="T1">4. Usando avaliações para chegar a esses agentes</text:span></text:a></text:h>
      <text:section text:style-name="Sect1" text:name="Seção4">
        <text:h text:style-name="P1" text:outline-level="2"><text:bookmark text:name="_rht_toaster3"/></text:h>
      </text:section>
      <text:p text:style-name="P5">Vamos ver como usamos o OpenAI Evals para ajustar as instruções do agente e escolher o modelo correto a ser usado. Para isso, construímos um conjunto de exemplos valiosos: cada um contém mensagens originais (mensagem do desenvolvedor + mensagem do usuário/assistente) e as alterações que nosso fluxo de trabalho de otimização deve fazer. Aqui estão dois exemplos de pares valiosos que usamos:</text:p>
      <text:p text:style-name="P3"><text:span text:style-name="Source_20_Text"><text:span text:style-name="T1">[ <text:s/>{ <text:s text:c="3"/>"focus": "contradiction_issues", <text:s text:c="3"/>"input_payload": { <text:s text:c="5"/>"developer_message": "Always answer in **English**.\nNunca respondas en inglés.", <text:s text:c="5"/>"messages": [ <text:s text:c="7"/>{ <text:s text:c="9"/>"role": "user", <text:s text:c="9"/>"content": "¿Qué hora es?" <text:s text:c="7"/>} <text:s text:c="5"/>] <text:s text:c="3"/>}, <text:s text:c="3"/>"golden_output": { <text:s text:c="5"/>"changes": true, <text:s text:c="5"/>"new_developer_message": "Always answer **in English**.", <text:s text:c="5"/>"new_messages": [ <text:s text:c="7"/>{ <text:s text:c="9"/>"role": "user", <text:s text:c="9"/>"content": "¿Qué hora es?" <text:s text:c="7"/>} <text:s text:c="5"/>], <text:s text:c="5"/>"contradiction_issues": "Developer message simultaneously insists on English and forbids it.", <text:s text:c="5"/>"few_shot_contradiction_issues": "", <text:s text:c="5"/>"format_issues": "", <text:s text:c="5"/>"general_improvements": "" <text:s text:c="3"/>} <text:s/>}, <text:s/>{ <text:s text:c="3"/>"focus": "few_shot_contradiction_issues", <text:s text:c="3"/>"input_payload": { <text:s text:c="5"/>"developer_message": "Respond with **only 'yes' or 'no'** – no explanations.", <text:s text:c="5"/>"messages": [ <text:s text:c="7"/>{ <text:s text:c="9"/>"role": "user", <text:s text:c="9"/>"content": "Is the sky blue?" <text:s text:c="7"/>}, <text:s text:c="7"/>{ <text:s text:c="9"/>"role": "assistant", <text:s text:c="9"/>"content": "Yes, because wavelengths …" <text:s text:c="7"/>}, <text:s text:c="7"/>{ <text:s text:c="9"/>"role": "user", <text:s text:c="9"/>"content": "Is water wet?" <text:s text:c="7"/>}, <text:s text:c="7"/>{ <text:s text:c="9"/>"role": "assistant", <text:s text:c="9"/>"content": "Yes." <text:s text:c="7"/>} <text:s text:c="5"/>] <text:s text:c="3"/>}, <text:s text:c="3"/>"golden_output": { <text:s text:c="5"/>"changes": true, <text:s text:c="5"/>"new_developer_message": "Respond with **only** the single word \"yes\" or \"no\".", <text:s text:c="5"/>"new_messages": [ <text:s text:c="7"/>{ <text:s text:c="9"/>"role": "user", <text:s text:c="9"/>"content": "Is the sky blue?" <text:s text:c="7"/>}, <text:s text:c="7"/>{ <text:s text:c="9"/>"role": "assistant", <text:s text:c="9"/>"content": "yes" <text:s text:c="7"/>}, <text:s text:c="7"/>{ <text:s text:c="9"/>"role": "user", <text:s text:c="9"/>"content": "Is water wet?" <text:s text:c="7"/>}, <text:s text:c="7"/>{ <text:s text:c="9"/>"role": "assistant", <text:s text:c="9"/>"content": "yes" <text:s text:c="7"/>} <text:s text:c="5"/>], <text:s text:c="5"/>"contradiction_issues": "", <text:s text:c="5"/>"few_shot_contradiction_issues": "Assistant examples include explanations despite instruction not to.", <text:s text:c="5"/>"format_issues": "", <text:s text:c="5"/>"general_improvements": "" <text:s text:c="3"/>} <text:s/>}]</text:span></text:span></text:p>
      <text:p text:style-name="P5"><text:soft-page-break/>A partir dessas 20 saídas douradas rotuladas manualmente, que abrangem uma variedade de problemas de contradição, problemas de poucas tentativas, problemas de formato, nenhum problema ou uma combinação de problemas, construímos um verificador de strings em Python para verificar duas coisas: se um problema foi detectado para cada par dourado e se o problema detectado correspondeu ao esperado. A partir desse sinal, ajustamos as instruções do agente e qual modelo usar para maximizar nossa precisão nesta avaliação. Chegamos ao modelo 4.1 como um equilíbrio entre precisão, custo e velocidade. Os prompts específicos que usamos também seguem o guia de prompts 4.1. Como você pode ver, alcançamos os rótulos corretos em todas as 20 saídas douradas: identificando os problemas certos e evitando falsos positiv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4T07:52:42.192000000</meta:creation-date>
    <dc:date>2025-10-24T07:53:29.454000000</dc:date>
    <meta:editing-duration>PT47S</meta:editing-duration>
    <meta:editing-cycles>1</meta:editing-cycles>
    <meta:document-statistic meta:table-count="0" meta:image-count="0" meta:object-count="0" meta:page-count="10" meta:paragraph-count="251" meta:word-count="2141" meta:character-count="16404" meta:non-whitespace-character-count="13320"/>
    <meta:generator>LibreOffice/7.3.2.2$Windows_X86_64 LibreOffice_project/49f2b1bff42cfccbd8f788c8dc32c1c309559be0</meta:generator>
  </office:meta>
</office:document-meta>
</file>